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3" style:master-page-name="MP0" style:family="paragraph">
      <style:paragraph-properties fo:break-before="page"/>
    </style:style>
    <style:style style:name="P2" style:parent-style-name="Normal" style:family="paragraph">
      <style:paragraph-properties fo:text-indent="0.5in"/>
    </style:style>
  </office:automatic-styles>
  <office:body>
    <office:text text:use-soft-page-breaks="true">
      <text:h text:style-name="P1" text:outline-level="3">System Design</text:h>
      <text:p text:style-name="Normal"/>
      <text:h text:style-name="Heading3" text:outline-level="3">Introduction</text:h>
      <text:p text:style-name="Normal"/>
      <text:h text:style-name="Heading2" text:outline-level="2">Background</text:h>
      <text:p text:style-name="Normal"><text:tab/>In the<text:s/>fast-paced world<text:s/>of web development and project management,<text:s/>having the right tools is crucial. Our web application<text:s/>steps up to the plate, providing a user-friendly platform that simplifies project tasks and ensures top-notch quality.</text:p>
      <text:p text:style-name="Normal"/>
      <text:h text:style-name="Heading2" text:outline-level="2">Purpose</text:h>
      <text:p text:style-name="Normal"><text:tab/>The purpose of this system design document is to provide a detailed understanding of the architecture, functionality, and design principles that govern our web application. It serves as a comprehensive guide for developers, stakeholders, and anyone involved in the project, offering insights into the intricacies of the system’s design and functionality.</text:p>
      <text:p text:style-name="Normal"/>
      <text:h text:style-name="Heading1" text:outline-level="1">Overview</text:h>
      <text:p text:style-name="P2">Our web application is designed to streamline project management and quality assurance processes by providing a user-friendly platform for managing sprints, test cases and test steps. The system incorporates a secure login system, role-based access controls, and intuitive features to enhance collaboration within project teams.</text:p>
      <text:p text:style-name="Normal"/>
      <text:h text:style-name="Heading1" text:outline-level="1">Approach</text:h>
      <text:p text:style-name="Normal"/>
      <text:h text:style-name="Heading2" text:outline-level="2">User Authentication and Role-Based Access</text:h>
      <text:p text:style-name="Normal"><text:tab/>The system begins with a robust user authentication mechanism, allowing users to securely log in using their email and password. Each user is assigned a specific role, determining their level of access and responsibilities within the application.</text:p>
      <text:p text:style-name="Normal"/>
      <text:h text:style-name="Heading2" text:outline-level="2">Project Management</text:h>
      <text:p text:style-name="Normal"><text:tab/>The core functionality of our system revolves around project management. Users, based on their roles, can view project details, including an overview of sprints and associated test cases. This provides a holistic view of the project’s progress and upcoming tasks.</text:p>
      <text:p text:style-name="Normal"/>
      <text:h text:style-name="Heading2" text:outline-level="2">Test Case Management</text:h>
      <text:p text:style-name="Normal"><text:tab/>Within each sprint, our application allows users to interact with test cases. Users with appropriate permissions can create new test cases, assign team members to specific cases, and manage the details o each test case, including its test steps.</text:p>
      <text:h text:style-name="Heading2" text:outline-level="2">Test Steps<text:s/>and Assignments</text:h>
      <text:p text:style-name="Normal"><text:tab/>Test cases consist of individual test steps, each having a weight, test log, and step number. Our system empowers users to edit, delete, or add test steps as needed. The flexibility of test step management ensures that the testing process is well- documented and adaptable to changing project requirements.</text:p>
      <text:p text:style-name="Normal"/>
      <text:h text:style-name="Heading2" text:outline-level="2">Role-Specific Actions</text:h>
      <text:p text:style-name="Normal"><text:tab/>To maintain a clear and secure workflow, actions such as editing, deleting, and adding are role dependent. This approach ensures that users only have access to functionalities that align with their responsibilities, fostering collaboration while safeguarding sensitive project inform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font-weight="bold" style:font-weight-asian="bold" fo:color="#000000" fo:font-size="22pt" style:font-size-asian="22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sian="Times New Roman" style:font-name-complex="Times New Roman" fo:font-weight="bold" style:font-weight-asian="bold" fo:color="#000000" fo:font-size="18pt" style:font-size-asian="18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style:font-name-complex="Times New Roman" fo:font-weight="bold" style:font-weight-asian="bold" fo:color="#000000" fo:font-size="24pt" style:font-size-asian="24pt" style:font-size-complex="12pt" fo:hyphenate="false"/>
    </style:style>
    <style:style style:name="Normal" style:display-name="Normal" style:family="paragraph">
      <style:text-properties style:font-name="Times New Roman" fo:font-size="14pt" style:font-size-asian="14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color="#000000" fo:font-size="22pt" style:font-size-asian="22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fo:font-size="18pt" style:font-size-asian="18pt" style:font-size-complex="13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fo:color="#000000" fo:font-size="24pt" style:font-size-asian="24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erhat Kelten</meta:initial-creator>
    <dc:creator>Ferhat Kelten</dc:creator>
    <meta:creation-date>2024-01-27T15:46:00Z</meta:creation-date>
    <dc:date>2024-01-27T18:59:00Z</dc:date>
    <meta:template xlink:href="Normal.dotm" xlink:type="simple"/>
    <meta:editing-cycles>1</meta:editing-cycles>
    <meta:editing-duration>PT11580S</meta:editing-duration>
    <meta:document-statistic meta:page-count="2" meta:paragraph-count="4" meta:word-count="371" meta:character-count="2486" meta:row-count="17" meta:non-whitespace-character-count="2119"/>
  </office:meta>
</office:document-meta>
</file>